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d3bca" officeooo:paragraph-rsid="000a178f"/>
    </style:style>
    <style:style style:name="P2" style:family="paragraph" style:parent-style-name="Standard">
      <style:paragraph-properties fo:line-height="200%" fo:text-align="center" style:justify-single-word="false"/>
      <style:text-properties officeooo:rsid="000a178f" officeooo:paragraph-rsid="000a178f"/>
    </style:style>
    <style:style style:name="P3" style:family="paragraph" style:parent-style-name="Standard">
      <style:paragraph-properties fo:line-height="200%" fo:text-align="start" style:justify-single-word="false"/>
      <style:text-properties officeooo:rsid="000a178f" officeooo:paragraph-rsid="000a178f"/>
    </style:style>
    <style:style style:name="T1" style:family="text">
      <style:text-properties officeooo:rsid="000a17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ley Moore</text:p>
      <text:p text:style-name="P1">Nancy Latourrette</text:p>
      <text:p text:style-name="P1">CS 202 </text:p>
      <text:p text:style-name="P1"><text:span text:style-name="T1">1</text:span> <text:span text:style-name="T1">April </text:span>2015</text:p>
      <text:p text:style-name="P2">Project 8 Documentation</text:p>
      <text:p text:style-name="P3"><text:tab/>Project 8 was a very helpful project, in that it required us to use concepts we had already learned in order to accomplish a completely different task. This meant that I was given a fresh start to implementing all of the old techniques we had learned from the slot machine, which allowed me to understand each concept a little better. Overloaded operators are becoming increasingly useful, and do a lot for this project in particular. However, I did have a lot of trouble with this project. I ran into a segmentation fault that I could not figure out after many hours of trying to fix it, which resulted in my deal function not being functional. It is still in the code, because I feel that my methods were correct, but somewhere my syntax must have been off. </text:p>
      <text:p text:style-name="P3"><text:tab/>Shuffling the deck was also much more difficult than I had anticipated it to be. At first I was approaching it similarly to the slot machine, but quickly realized this would cause duplicates, which is simply impossible for a card game. The idea of swapping the cards around came to mind, as this would ensure that only one card of each type would be in the shuffled deck. The print functions were very easy thanks to overloading the insertion and extraction operators.</text:p>
      <text:p text:style-name="P3"><text:tab/>Given more time I would fix that segmentation fault that has been giving me trouble for the longest time. I would also make my code more efficient, because I think there were many places where I did more then what was necessary to complete a tas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8:34:09.151970455</meta:creation-date>
    <dc:date>2015-04-01T18:42:20.585329968</dc:date>
    <meta:editing-duration>P0D</meta:editing-duration>
    <meta:editing-cycles>1</meta:editing-cycles>
    <meta:document-statistic meta:table-count="0" meta:image-count="0" meta:object-count="0" meta:page-count="1" meta:paragraph-count="8" meta:word-count="277" meta:character-count="1549" meta:non-whitespace-character-count="1274"/>
    <meta:generator>LibreOffice/4.2.7.2$Linux_X86_64 LibreOffice_project/420m0$Build-2</meta:generator>
  </office:meta>
</office:document-meta>
</file>